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2.9396in"/>
    </style:style>
    <style:style style:name="Table1.C" style:family="table-column">
      <style:table-column-properties style:column-width="3.2424in"/>
    </style:style>
    <style:style style:name="Table1.A1" style:family="table-cell">
      <style:table-cell-properties style:vertical-align="middle" fo:padding="0.0194in" fo:border="none"/>
    </style:style>
    <style:style style:name="Table1.B5" style:family="table-cell">
      <style:table-cell-properties fo:padding="0.0194in" fo:border="none"/>
    </style:style>
    <style:style style:name="Table1.B8" style:family="table-cell">
      <style:table-cell-properties fo:padding="0.0194in" fo:border="none"/>
    </style:style>
    <style:style style:name="P1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2" style:family="paragraph" style:parent-style-name="Table_20_Contents">
      <style:text-properties officeooo:rsid="000686b8" officeooo:paragraph-rsid="003066ed"/>
    </style:style>
    <style:style style:name="P3" style:family="paragraph" style:parent-style-name="Table_20_Contents">
      <style:paragraph-properties fo:margin-top="0in" fo:margin-bottom="0in" loext:contextual-spacing="false"/>
      <style:text-properties officeooo:rsid="00111fa5" officeooo:paragraph-rsid="00111fa5"/>
    </style:style>
    <style:style style:name="P4" style:family="paragraph" style:parent-style-name="Table_20_Contents">
      <style:paragraph-properties fo:margin-top="0in" fo:margin-bottom="0.1965in" loext:contextual-spacing="false"/>
      <style:text-properties officeooo:rsid="000fcbc8" officeooo:paragraph-rsid="00111fa5"/>
    </style:style>
    <style:style style:name="P5" style:family="paragraph" style:parent-style-name="Table_20_Contents">
      <style:paragraph-properties fo:margin-top="0in" fo:margin-bottom="0in" loext:contextual-spacing="false"/>
      <style:text-properties officeooo:paragraph-rsid="00111fa5"/>
    </style:style>
    <style:style style:name="P6" style:family="paragraph" style:parent-style-name="Table_20_Contents">
      <style:text-properties officeooo:rsid="001681e6" officeooo:paragraph-rsid="0025ca7a"/>
    </style:style>
    <style:style style:name="P7" style:family="paragraph" style:parent-style-name="Table_20_Contents">
      <style:paragraph-properties fo:margin-top="0in" fo:margin-bottom="0in" loext:contextual-spacing="false"/>
      <style:text-properties officeooo:rsid="000686b8" officeooo:paragraph-rsid="002cfe0b"/>
    </style:style>
    <style:style style:name="P8" style:family="paragraph" style:parent-style-name="Table_20_Contents">
      <style:text-properties officeooo:rsid="001900d1" officeooo:paragraph-rsid="001900d1"/>
    </style:style>
    <style:style style:name="P9" style:family="paragraph" style:parent-style-name="Table_20_Contents">
      <style:paragraph-properties fo:margin-top="0in" fo:margin-bottom="0in" loext:contextual-spacing="false"/>
      <style:text-properties officeooo:paragraph-rsid="002e3cd1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Standard">
      <style:text-properties officeooo:rsid="0031543e" officeooo:paragraph-rsid="0031543e"/>
    </style:style>
    <style:style style:name="P13" style:family="paragraph" style:parent-style-name="Table_20_Contents" style:list-style-name="L1">
      <style:text-properties fo:language="sk" fo:country="SK" officeooo:rsid="001cab62" officeooo:paragraph-rsid="001cab62"/>
    </style:style>
    <style:style style:name="P14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15" style:family="paragraph" style:parent-style-name="Table_20_Contents" style:list-style-name="L1">
      <style:text-properties officeooo:rsid="001681e6" officeooo:paragraph-rsid="0025ca7a"/>
    </style:style>
    <style:style style:name="P16" style:family="paragraph" style:parent-style-name="Table_20_Contents">
      <style:text-properties officeooo:rsid="001681e6" officeooo:paragraph-rsid="0025ca7a"/>
    </style:style>
    <style:style style:name="P17" style:family="paragraph" style:parent-style-name="Table_20_Contents" style:list-style-name="L1">
      <style:text-properties officeooo:rsid="001900d1" officeooo:paragraph-rsid="001900d1"/>
    </style:style>
    <style:style style:name="P18" style:family="paragraph" style:parent-style-name="Table_20_Contents">
      <style:text-properties officeooo:rsid="001900d1" officeooo:paragraph-rsid="001900d1"/>
    </style:style>
    <style:style style:name="P19" style:family="paragraph" style:parent-style-name="Table_20_Contents">
      <style:text-properties officeooo:rsid="000686b8" officeooo:paragraph-rsid="003066ed"/>
    </style:style>
    <style:style style:name="P20" style:family="paragraph" style:parent-style-name="Table_20_Contents" style:list-style-name="L1">
      <style:paragraph-properties fo:margin-top="0in" fo:margin-bottom="0in" loext:contextual-spacing="false"/>
      <style:text-properties officeooo:rsid="000686b8" officeooo:paragraph-rsid="001e1d31"/>
    </style:style>
    <style:style style:name="P21" style:family="paragraph" style:parent-style-name="Table_20_Contents" style:list-style-name="L1">
      <style:paragraph-properties fo:margin-top="0in" fo:margin-bottom="0in" loext:contextual-spacing="false"/>
      <style:text-properties officeooo:rsid="000686b8" officeooo:paragraph-rsid="002cfe0b"/>
    </style:style>
    <style:style style:name="P22" style:family="paragraph" style:parent-style-name="Table_20_Contents">
      <style:paragraph-properties fo:margin-top="0in" fo:margin-bottom="0in" loext:contextual-spacing="false"/>
      <style:text-properties officeooo:rsid="000686b8" officeooo:paragraph-rsid="002cfe0b"/>
    </style:style>
    <style:style style:name="P23" style:family="paragraph" style:parent-style-name="Table_20_Contents" style:list-style-name="L1">
      <style:paragraph-properties fo:margin-top="0in" fo:margin-bottom="0in" loext:contextual-spacing="false"/>
      <style:text-properties officeooo:rsid="001e1d31" officeooo:paragraph-rsid="001e1d31"/>
    </style:style>
    <style:style style:name="P24" style:family="paragraph" style:parent-style-name="Table_20_Contents" style:list-style-name="L1">
      <style:paragraph-properties fo:margin-top="0in" fo:margin-bottom="0in" loext:contextual-spacing="false"/>
      <style:text-properties officeooo:paragraph-rsid="002e3cd1"/>
    </style:style>
    <style:style style:name="P25" style:family="paragraph" style:parent-style-name="Table_20_Contents">
      <style:paragraph-properties fo:margin-top="0in" fo:margin-bottom="0in" loext:contextual-spacing="false"/>
      <style:text-properties officeooo:paragraph-rsid="002e3cd1"/>
    </style:style>
    <style:style style:name="P26" style:family="paragraph" style:parent-style-name="Table_20_Contents">
      <style:paragraph-properties fo:margin-top="0in" fo:margin-bottom="0in" loext:contextual-spacing="false"/>
      <style:text-properties officeooo:paragraph-rsid="00111fa5"/>
    </style:style>
    <style:style style:name="P27" style:family="paragraph" style:parent-style-name="Table_20_Contents">
      <style:paragraph-properties fo:margin-top="0in" fo:margin-bottom="0in" loext:contextual-spacing="false"/>
      <style:text-properties officeooo:rsid="00111fa5" officeooo:paragraph-rsid="00111fa5"/>
    </style:style>
    <style:style style:name="P28" style:family="paragraph" style:parent-style-name="Table_20_Contents">
      <style:paragraph-properties fo:margin-top="0in" fo:margin-bottom="0.1965in" loext:contextual-spacing="false"/>
      <style:text-properties officeooo:rsid="000fcbc8" officeooo:paragraph-rsid="00111fa5"/>
    </style:style>
    <style:style style:name="T1" style:family="text">
      <style:text-properties fo:language="sk" fo:country="SK" officeooo:rsid="001ac9aa"/>
    </style:style>
    <style:style style:name="T2" style:family="text">
      <style:text-properties fo:language="sk" fo:country="SK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31cc"/>
    </style:style>
    <style:style style:name="T5" style:family="text">
      <style:text-properties officeooo:rsid="0012f7ac"/>
    </style:style>
    <style:style style:name="T6" style:family="text">
      <style:text-properties fo:language="sk" fo:country="SK" officeooo:rsid="001681e6"/>
    </style:style>
    <style:style style:name="T7" style:family="text">
      <style:text-properties officeooo:rsid="001681e6"/>
    </style:style>
    <style:style style:name="T8" style:family="text">
      <style:text-properties fo:language="sk" fo:country="SK"/>
    </style:style>
    <style:style style:name="T9" style:family="text">
      <style:text-properties fo:language="sk" fo:country="SK" officeooo:rsid="001ac9aa"/>
    </style:style>
    <style:style style:name="T10" style:family="text">
      <style:text-properties fo:language="sk" fo:country="SK" officeooo:rsid="001681e6"/>
    </style:style>
    <style:style style:name="T11" style:family="text">
      <style:text-properties fo:language="sk" fo:country="SK" officeooo:rsid="001adf9f"/>
    </style:style>
    <style:style style:name="T12" style:family="text">
      <style:text-properties fo:language="sk" fo:country="SK" officeooo:rsid="001bbcb6"/>
    </style:style>
    <style:style style:name="T13" style:family="text">
      <style:text-properties fo:language="sk" fo:country="SK" officeooo:rsid="001cab62"/>
    </style:style>
    <style:style style:name="T14" style:family="text">
      <style:text-properties fo:language="sk" fo:country="SK" officeooo:rsid="001e1d31"/>
    </style:style>
    <style:style style:name="T15" style:family="text">
      <style:text-properties fo:language="sk" fo:country="SK" officeooo:rsid="00237c3c"/>
    </style:style>
    <style:style style:name="T16" style:family="text">
      <style:text-properties fo:language="sk" fo:country="SK" officeooo:rsid="0025ca7a"/>
    </style:style>
    <style:style style:name="T17" style:family="text">
      <style:text-properties fo:language="sk" fo:country="SK" officeooo:rsid="0026b5d0"/>
    </style:style>
    <style:style style:name="T18" style:family="text">
      <style:text-properties fo:language="sk" fo:country="SK" officeooo:rsid="0027b455"/>
    </style:style>
    <style:style style:name="T19" style:family="text">
      <style:text-properties fo:language="sk" fo:country="SK" officeooo:rsid="002955b3"/>
    </style:style>
    <style:style style:name="T20" style:family="text">
      <style:text-properties fo:language="sk" fo:country="SK" officeooo:rsid="002a25a6"/>
    </style:style>
    <style:style style:name="T21" style:family="text">
      <style:text-properties fo:language="sk" fo:country="SK" officeooo:rsid="002b2ab4"/>
    </style:style>
    <style:style style:name="T22" style:family="text">
      <style:text-properties fo:language="sk" fo:country="SK" officeooo:rsid="0037157e"/>
    </style:style>
    <style:style style:name="T23" style:family="text">
      <style:text-properties fo:language="sk" fo:country="SK" officeooo:rsid="00378312"/>
    </style:style>
    <style:style style:name="T24" style:family="text">
      <style:text-properties fo:language="sk" fo:country="SK" officeooo:rsid="003a0a0d"/>
    </style:style>
    <style:style style:name="T25" style:family="text">
      <style:text-properties fo:language="sk" fo:country="SK" officeooo:rsid="003c038b"/>
    </style:style>
    <style:style style:name="T26" style:family="text">
      <style:text-properties fo:language="sk" fo:country="SK" officeooo:rsid="003c6100"/>
    </style:style>
    <style:style style:name="T27" style:family="text">
      <style:text-properties fo:language="sk" fo:country="SK" officeooo:rsid="003f9d25"/>
    </style:style>
    <style:style style:name="T28" style:family="text">
      <style:text-properties officeooo:rsid="001231cc"/>
    </style:style>
    <style:style style:name="T29" style:family="text">
      <style:text-properties officeooo:rsid="0012f7ac"/>
    </style:style>
    <style:style style:name="T30" style:family="text">
      <style:text-properties officeooo:rsid="001681e6"/>
    </style:style>
    <style:style style:name="T31" style:family="text">
      <style:text-properties officeooo:rsid="002578f1"/>
    </style:style>
    <style:style style:name="T32" style:family="text">
      <style:text-properties officeooo:rsid="0025877c"/>
    </style:style>
    <style:style style:name="T33" style:family="text">
      <style:text-properties officeooo:rsid="0025ca7a"/>
    </style:style>
    <style:style style:name="T34" style:family="text">
      <style:text-properties officeooo:rsid="002e3cd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31543e"/>
    </style:style>
    <style:style style:name="T37" style:family="text">
      <style:text-properties officeooo:rsid="0037157e"/>
    </style:style>
    <style:style style:name="T38" style:family="text">
      <style:text-properties officeooo:rsid="003c6100"/>
    </style:style>
    <style:style style:name="T39" style:family="text">
      <style:text-properties officeooo:rsid="003f850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727077119200" text:id="ct94727077119200">
          <text:deletion>
            <office:change-info>
              <dc:creator>Unknown Author</dc:creator>
              <dc:date>2017-10-25T13:38:57</dc:date>
            </office:change-info>
            <text:h text:style-name="Heading_20_2" text:outline-level="2">Analýza </text:h>
          </text:deletion>
        </text:changed-region>
        <text:changed-region xml:id="ct94727077120656" text:id="ct94727077120656">
          <text:insertion>
            <office:change-info>
              <dc:creator>Unknown Author</dc:creator>
              <dc:date>2017-10-25T13:39:04</dc:date>
            </office:change-info>
          </text:insertion>
        </text:changed-region>
        <text:changed-region xml:id="ct94727079264048" text:id="ct94727079264048">
          <text:deletion>
            <office:change-info>
              <dc:creator>Unknown Author</dc:creator>
              <dc:date>2017-10-25T13:38:59</dc:date>
            </office:change-info>
            <text:h text:style-name="Heading_20_2" text:outline-level="2"><text:span text:style-name="T1">n</text:span></text:h>
          </text:deletion>
        </text:changed-region>
        <text:changed-region xml:id="ct94727079267472" text:id="ct94727079267472">
          <text:format-change>
            <office:change-info>
              <dc:creator>Unknown Author</dc:creator>
              <dc:date>2017-10-25T13:39:09</dc:date>
            </office:change-info>
          </text:format-change>
        </text:changed-region>
        <text:changed-region xml:id="ct94727079280864" text:id="ct94727079280864">
          <text:deletion>
            <office:change-info>
              <dc:creator>Unknown Author</dc:creator>
              <dc:date>2017-10-25T13:39:00</dc:date>
            </office:change-info>
            <text:h text:style-name="Heading_20_2" text:outline-level="2"><text:span text:style-name="T2">ov</text:span></text:h>
          </text:deletion>
        </text:changed-region>
        <text:changed-region xml:id="ct94727080917408" text:id="ct94727080917408">
          <text:insertion>
            <office:change-info>
              <dc:creator>Unknown Author</dc:creator>
              <dc:date>2017-10-25T13:39:02</dc:date>
            </office:change-info>
          </text:insertion>
        </text:changed-region>
        <text:changed-region xml:id="ct94727081349456" text:id="ct94727081349456">
          <text:deletion>
            <office:change-info>
              <dc:creator>Unknown Author</dc:creator>
              <dc:date>2017-10-25T13:39:53</dc:date>
            </office:change-info>
            <text:h text:style-name="Heading_20_2" text:outline-level="2">na virtualizáciu siet’ových prvkov </text:h>
          </text:deletion>
        </text:changed-region>
        <text:changed-region xml:id="ct94727078742688" text:id="ct94727078742688">
          <text:deletion>
            <office:change-info>
              <dc:creator>Unknown Author</dc:creator>
              <dc:date>2017-10-25T13:39:31</dc:date>
            </office:change-info>
            <text:h text:style-name="Heading_20_2" text:outline-level="2"><text:span text:style-name="T2">po</text:span></text:h>
          </text:deletion>
        </text:changed-region>
        <text:changed-region xml:id="ct94727080987552" text:id="ct94727080987552">
          <text:insertion>
            <office:change-info>
              <dc:creator>Unknown Author</dc:creator>
              <dc:date>2017-10-25T13:39:31</dc:date>
            </office:change-info>
          </text:insertion>
        </text:changed-region>
        <text:changed-region xml:id="ct94727076534848" text:id="ct94727076534848">
          <text:format-change>
            <office:change-info>
              <dc:creator>Unknown Author</dc:creator>
              <dc:date>2017-10-25T13:39:31</dc:date>
            </office:change-info>
          </text:format-change>
        </text:changed-region>
        <text:changed-region xml:id="ct94727076541680" text:id="ct94727076541680">
          <text:insertion>
            <office:change-info>
              <dc:creator>Unknown Author</dc:creator>
              <dc:date>2017-10-25T13:39:34</dc:date>
            </office:change-info>
          </text:insertion>
        </text:changed-region>
        <text:changed-region xml:id="ct94727076541968" text:id="ct94727076541968">
          <text:deletion>
            <office:change-info>
              <dc:creator>Unknown Author</dc:creator>
              <dc:date>2017-10-25T23:04:22</dc:date>
            </office:change-info>
            <text:p text:style-name="P1"><text:span text:style-name="Strong_20_Emphasis"><text:span text:style-name="T3">Analysis of the tools for network devices virtualization and their use in </text:span></text:span>learning process</text:p>
          </text:deletion>
        </text:changed-region>
        <text:changed-region xml:id="ct94727096387328" text:id="ct94727096387328">
          <text:insertion>
            <office:change-info>
              <dc:creator>Unknown Author</dc:creator>
              <dc:date>2017-10-26T22:23:51</dc:date>
            </office:change-info>
          </text:insertion>
        </text:changed-region>
        <text:changed-region xml:id="ct94727081345104" text:id="ct94727081345104">
          <text:insertion>
            <office:change-info>
              <dc:creator>Unknown Author</dc:creator>
              <dc:date>2017-10-25T13:40:26</dc:date>
            </office:change-info>
          </text:insertion>
        </text:changed-region>
        <text:changed-region xml:id="ct94727081346960" text:id="ct94727081346960">
          <text:insertion>
            <office:change-info>
              <dc:creator>Unknown Author</dc:creator>
              <dc:date>2017-10-25T13:41:01</dc:date>
            </office:change-info>
          </text:insertion>
        </text:changed-region>
        <text:changed-region xml:id="ct94727077579728" text:id="ct94727077579728">
          <text:insertion>
            <office:change-info>
              <dc:creator>Unknown Author</dc:creator>
              <dc:date>2017-10-25T13:42:00</dc:date>
            </office:change-info>
          </text:insertion>
        </text:changed-region>
        <text:changed-region xml:id="ct94727077525888" text:id="ct94727077525888">
          <text:insertion>
            <office:change-info>
              <dc:creator>Unknown Author</dc:creator>
              <dc:date>2017-10-25T13:43:01</dc:date>
            </office:change-info>
          </text:insertion>
        </text:changed-region>
        <text:changed-region xml:id="ct94727077528544" text:id="ct94727077528544">
          <text:insertion>
            <office:change-info>
              <dc:creator>Unknown Author</dc:creator>
              <dc:date>2017-10-25T13:45:20</dc:date>
            </office:change-info>
          </text:insertion>
        </text:changed-region>
        <text:changed-region xml:id="ct94727079658592" text:id="ct94727079658592">
          <text:deletion>
            <office:change-info>
              <dc:creator>Unknown Author</dc:creator>
              <dc:date>2017-10-25T13:48:34</dc:date>
            </office:change-info>
            <text:p text:style-name="P2"><text:span text:style-name="T2">Otestovať </text:span></text:p>
          </text:deletion>
        </text:changed-region>
        <text:changed-region xml:id="ct94727102450544" text:id="ct94727102450544">
          <text:insertion>
            <office:change-info>
              <dc:creator>Unknown Author</dc:creator>
              <dc:date>2017-10-26T22:33:10</dc:date>
            </office:change-info>
          </text:insertion>
        </text:changed-region>
        <text:changed-region xml:id="ct94727078036384" text:id="ct94727078036384">
          <text:deletion>
            <office:change-info>
              <dc:creator>Unknown Author</dc:creator>
              <dc:date>2017-10-25T13:48:36</dc:date>
            </office:change-info>
            <text:p text:style-name="P2">e</text:p>
          </text:deletion>
        </text:changed-region>
        <text:changed-region xml:id="ct94727081039328" text:id="ct94727081039328">
          <text:insertion>
            <office:change-info>
              <dc:creator>Unknown Author</dc:creator>
              <dc:date>2017-10-25T13:48:36</dc:date>
            </office:change-info>
          </text:insertion>
        </text:changed-region>
        <text:changed-region xml:id="ct94727081039616" text:id="ct94727081039616">
          <text:deletion>
            <office:change-info>
              <dc:creator>Unknown Author</dc:creator>
              <dc:date>2017-10-25T13:48:45</dc:date>
            </office:change-info>
            <text:p text:style-name="P2"><text:span text:style-name="T2"><text:s/>p</text:span></text:p>
          </text:deletion>
        </text:changed-region>
        <text:changed-region xml:id="ct94727081040768" text:id="ct94727081040768">
          <text:insertion>
            <office:change-info>
              <dc:creator>Unknown Author</dc:creator>
              <dc:date>2017-10-25T13:48:46</dc:date>
            </office:change-info>
          </text:insertion>
        </text:changed-region>
        <text:changed-region xml:id="ct94727077524352" text:id="ct94727077524352">
          <text:deletion>
            <office:change-info>
              <dc:creator>Unknown Author</dc:creator>
              <dc:date>2017-10-25T13:48:48</dc:date>
            </office:change-info>
            <text:p text:style-name="P2">my</text:p>
          </text:deletion>
        </text:changed-region>
        <text:changed-region xml:id="ct94727088683520" text:id="ct94727088683520">
          <text:insertion>
            <office:change-info>
              <dc:creator>Unknown Author</dc:creator>
              <dc:date>2017-10-26T22:06:46</dc:date>
            </office:change-info>
          </text:insertion>
        </text:changed-region>
        <text:changed-region xml:id="ct94727076840448" text:id="ct94727076840448">
          <text:insertion>
            <office:change-info>
              <dc:creator>Unknown Author</dc:creator>
              <dc:date>2017-10-25T13:48:49</dc:date>
            </office:change-info>
          </text:insertion>
        </text:changed-region>
        <text:changed-region xml:id="ct94727138481456" text:id="ct94727138481456">
          <text:deletion>
            <office:change-info>
              <dc:creator>Unknown Author</dc:creator>
              <dc:date>2017-10-26T22:33:21</dc:date>
            </office:change-info>
            <text:p text:style-name="P2">virtualizáciu sieťových prvkov</text:p>
          </text:deletion>
        </text:changed-region>
        <text:changed-region xml:id="ct94727174277696" text:id="ct94727174277696">
          <text:insertion>
            <office:change-info>
              <dc:creator>Unknown Author</dc:creator>
              <dc:date>2017-10-26T22:33:21</dc:date>
            </office:change-info>
          </text:insertion>
        </text:changed-region>
        <text:changed-region xml:id="ct94727090882336" text:id="ct94727090882336">
          <text:insertion>
            <office:change-info>
              <dc:creator>Unknown Author</dc:creator>
              <dc:date>2017-10-26T22:34:25</dc:date>
            </office:change-info>
          </text:insertion>
        </text:changed-region>
        <text:changed-region xml:id="ct94727090547968" text:id="ct94727090547968">
          <text:insertion>
            <office:change-info>
              <dc:creator>Unknown Author</dc:creator>
              <dc:date>2017-10-25T13:49:06</dc:date>
            </office:change-info>
          </text:insertion>
        </text:changed-region>
        <text:changed-region xml:id="ct94727082694144" text:id="ct94727082694144">
          <text:deletion>
            <office:change-info>
              <dc:creator>Unknown Author</dc:creator>
              <dc:date>2017-10-25T13:49:11</dc:date>
            </office:change-info>
            <text:p text:style-name="P2"><text:span text:style-name="T2">a </text:span></text:p>
          </text:deletion>
        </text:changed-region>
        <text:changed-region xml:id="ct94727095273248" text:id="ct94727095273248">
          <text:insertion>
            <office:change-info>
              <dc:creator>Unknown Author</dc:creator>
              <dc:date>2017-10-25T13:49:11</dc:date>
            </office:change-info>
          </text:insertion>
        </text:changed-region>
        <text:changed-region xml:id="ct94727093340704" text:id="ct94727093340704">
          <text:deletion>
            <office:change-info>
              <dc:creator>Unknown Author</dc:creator>
              <dc:date>2017-10-25T13:49:12</dc:date>
            </office:change-info>
            <text:p text:style-name="P2">iť</text:p>
          </text:deletion>
        </text:changed-region>
        <text:changed-region xml:id="ct94727077255424" text:id="ct94727077255424">
          <text:insertion>
            <office:change-info>
              <dc:creator>Unknown Author</dc:creator>
              <dc:date>2017-10-25T13:49:13</dc:date>
            </office:change-info>
          </text:insertion>
        </text:changed-region>
        <text:changed-region xml:id="ct94727093957040" text:id="ct94727093957040">
          <text:deletion>
            <office:change-info>
              <dc:creator>Unknown Author</dc:creator>
              <dc:date>2017-10-25T13:49:18</dc:date>
            </office:change-info>
            <text:p text:style-name="P2">ich </text:p>
          </text:deletion>
        </text:changed-region>
        <text:changed-region xml:id="ct94727076748912" text:id="ct94727076748912">
          <text:insertion>
            <office:change-info>
              <dc:creator>Unknown Author</dc:creator>
              <dc:date>2017-10-26T22:35:14</dc:date>
            </office:change-info>
          </text:insertion>
        </text:changed-region>
        <text:changed-region xml:id="ct94727090121728" text:id="ct94727090121728">
          <text:insertion>
            <office:change-info>
              <dc:creator>Unknown Author</dc:creator>
              <dc:date>2017-10-25T13:49:19</dc:date>
            </office:change-info>
          </text:insertion>
        </text:changed-region>
        <text:changed-region xml:id="ct94727094367776" text:id="ct94727094367776">
          <text:deletion>
            <office:change-info>
              <dc:creator>Unknown Author</dc:creator>
              <dc:date>2017-10-25T13:50:12</dc:date>
            </office:change-info>
            <text:p text:style-name="P3">Virtualizácia sa stáva čoraz častejšou súčasťou rôznych riešení. Jej hlavnými výhodami sú <text:span text:style-name="T4">menšia energetická náročnosť, menšie priestorové požiadavky, a jednoduchšia administrácia</text:span>. <text:span text:style-name="T5">Virtuálne sieťové laboratórium navyše poskytuje</text:span> väčšiu flexibilitu pri výučbe rôznych predmetov <text:span text:style-name="T5">učiteľom aj študentom.</text:span></text:p>
            <text:p text:style-name="P4">Predmetom práce je preskúmať možnosti a výkonnosť riešení pre virtualizáciu sieťových prvkov, ich nasadenie ako vzdialeného servera a využitie pri vyučovaní <text:s/>vybraných predmetov.</text:p>
            <text:p text:style-name="P5"/>
          </text:deletion>
        </text:changed-region>
        <text:changed-region xml:id="ct94727085767200" text:id="ct94727085767200">
          <text:insertion>
            <office:change-info>
              <dc:creator>Unknown Author</dc:creator>
              <dc:date>2017-10-25T13:56:42</dc:date>
            </office:change-info>
          </text:insertion>
        </text:changed-region>
        <text:changed-region xml:id="ct94727174437008" text:id="ct94727174437008">
          <text:deletion>
            <office:change-info>
              <dc:creator>Unknown Author</dc:creator>
              <dc:date>2017-10-26T22:27:19</dc:date>
            </office:change-info>
            <text:p text:style-name="P6">Preskúmať</text:p>
          </text:deletion>
        </text:changed-region>
        <text:changed-region xml:id="ct94727175027616" text:id="ct94727175027616">
          <text:insertion>
            <office:change-info>
              <dc:creator>Unknown Author</dc:creator>
              <dc:date>2017-10-26T22:27:19</dc:date>
            </office:change-info>
          </text:insertion>
        </text:changed-region>
        <text:changed-region xml:id="ct94727091456800" text:id="ct94727091456800">
          <text:insertion>
            <office:change-info>
              <dc:creator>Unknown Author</dc:creator>
              <dc:date>2017-10-25T13:50:37</dc:date>
            </office:change-info>
          </text:insertion>
        </text:changed-region>
        <text:changed-region xml:id="ct94727096250048" text:id="ct94727096250048">
          <text:insertion>
            <office:change-info>
              <dc:creator>Unknown Author</dc:creator>
              <dc:date>2017-10-26T22:27:23</dc:date>
            </office:change-info>
          </text:insertion>
        </text:changed-region>
        <text:changed-region xml:id="ct94727068506912" text:id="ct94727068506912">
          <text:deletion>
            <office:change-info>
              <dc:creator>Unknown Author</dc:creator>
              <dc:date>2017-10-26T22:27:26</dc:date>
            </office:change-info>
            <text:p text:style-name="P6">é </text:p>
          </text:deletion>
        </text:changed-region>
        <text:changed-region xml:id="ct94727169353840" text:id="ct94727169353840">
          <text:insertion>
            <office:change-info>
              <dc:creator>Unknown Author</dc:creator>
              <dc:date>2017-10-26T22:27:26</dc:date>
            </office:change-info>
          </text:insertion>
        </text:changed-region>
        <text:changed-region xml:id="ct94727089342240" text:id="ct94727089342240">
          <text:deletion>
            <office:change-info>
              <dc:creator>Unknown Author</dc:creator>
              <dc:date>2017-10-26T22:27:29</dc:date>
            </office:change-info>
            <text:p text:style-name="P6">enia </text:p>
          </text:deletion>
        </text:changed-region>
        <text:changed-region xml:id="ct94727084621968" text:id="ct94727084621968">
          <text:insertion>
            <office:change-info>
              <dc:creator>Unknown Author</dc:creator>
              <dc:date>2017-10-26T22:27:30</dc:date>
            </office:change-info>
          </text:insertion>
        </text:changed-region>
        <text:changed-region xml:id="ct94727091763472" text:id="ct94727091763472">
          <text:insertion>
            <office:change-info>
              <dc:creator>Unknown Author</dc:creator>
              <dc:date>2017-10-26T22:27:41</dc:date>
            </office:change-info>
          </text:insertion>
        </text:changed-region>
        <text:changed-region xml:id="ct94727091107840" text:id="ct94727091107840">
          <text:insertion>
            <office:change-info>
              <dc:creator>Unknown Author</dc:creator>
              <dc:date>2017-10-26T22:11:26</dc:date>
            </office:change-info>
          </text:insertion>
        </text:changed-region>
        <text:changed-region xml:id="ct94727080497328" text:id="ct94727080497328">
          <text:insertion>
            <office:change-info>
              <dc:creator>Unknown Author</dc:creator>
              <dc:date>2017-10-25T13:56:39</dc:date>
            </office:change-info>
          </text:insertion>
        </text:changed-region>
        <text:changed-region xml:id="ct94727091107360" text:id="ct94727091107360">
          <text:insertion>
            <office:change-info>
              <dc:creator>Unknown Author</dc:creator>
              <dc:date>2017-10-26T22:11:55</dc:date>
            </office:change-info>
          </text:insertion>
        </text:changed-region>
        <text:changed-region xml:id="ct94727094401616" text:id="ct94727094401616">
          <text:insertion>
            <office:change-info>
              <dc:creator>Unknown Author</dc:creator>
              <dc:date>2017-10-25T13:57:44</dc:date>
            </office:change-info>
          </text:insertion>
        </text:changed-region>
        <text:changed-region xml:id="ct94727092422432" text:id="ct94727092422432">
          <text:insertion>
            <office:change-info>
              <dc:creator>Unknown Author</dc:creator>
              <dc:date>2017-10-26T22:12:58</dc:date>
            </office:change-info>
          </text:insertion>
        </text:changed-region>
        <text:changed-region xml:id="ct94727091437856" text:id="ct94727091437856">
          <text:insertion>
            <office:change-info>
              <dc:creator>Unknown Author</dc:creator>
              <dc:date>2017-10-25T13:58:01</dc:date>
            </office:change-info>
          </text:insertion>
        </text:changed-region>
        <text:changed-region xml:id="ct94727085616128" text:id="ct94727085616128">
          <text:insertion>
            <office:change-info>
              <dc:creator>Unknown Author</dc:creator>
              <dc:date>2017-10-25T14:01:10</dc:date>
            </office:change-info>
          </text:insertion>
        </text:changed-region>
        <text:changed-region xml:id="ct94727083454464" text:id="ct94727083454464">
          <text:deletion>
            <office:change-info>
              <dc:creator>Unknown Author</dc:creator>
              <dc:date>2017-10-25T14:01:18</dc:date>
            </office:change-info>
            <text:p text:style-name="P7"><text:span text:style-name="T6">O</text:span></text:p>
          </text:deletion>
        </text:changed-region>
        <text:changed-region xml:id="ct94727089653856" text:id="ct94727089653856">
          <text:insertion>
            <office:change-info>
              <dc:creator>Unknown Author</dc:creator>
              <dc:date>2017-10-25T14:01:18</dc:date>
            </office:change-info>
          </text:insertion>
        </text:changed-region>
        <text:changed-region xml:id="ct94727090952288" text:id="ct94727090952288">
          <text:deletion>
            <office:change-info>
              <dc:creator>Unknown Author</dc:creator>
              <dc:date>2017-10-25T13:50:59</dc:date>
            </office:change-info>
            <text:p text:style-name="P7"><text:span text:style-name="T7">ť</text:span></text:p>
          </text:deletion>
        </text:changed-region>
        <text:changed-region xml:id="ct94727091204096" text:id="ct94727091204096">
          <text:insertion>
            <office:change-info>
              <dc:creator>Unknown Author</dc:creator>
              <dc:date>2017-10-25T13:51:00</dc:date>
            </office:change-info>
          </text:insertion>
        </text:changed-region>
        <text:changed-region xml:id="ct94727090683680" text:id="ct94727090683680">
          <text:deletion>
            <office:change-info>
              <dc:creator>Unknown Author</dc:creator>
              <dc:date>2017-10-25T13:51:19</dc:date>
            </office:change-info>
            <text:p text:style-name="P7"><text:span text:style-name="T6"><text:s/>ich </text:span></text:p>
          </text:deletion>
        </text:changed-region>
        <text:changed-region xml:id="ct94727090230592" text:id="ct94727090230592">
          <text:insertion>
            <office:change-info>
              <dc:creator>Unknown Author</dc:creator>
              <dc:date>2017-10-25T13:51:11</dc:date>
            </office:change-info>
          </text:insertion>
        </text:changed-region>
        <text:changed-region xml:id="ct94727095024960" text:id="ct94727095024960">
          <text:deletion>
            <office:change-info>
              <dc:creator>Unknown Author</dc:creator>
              <dc:date>2017-10-26T22:19:35</dc:date>
            </office:change-info>
            <text:p text:style-name="P7"><text:span text:style-name="T7"><text:s/>(</text:span></text:p>
          </text:deletion>
        </text:changed-region>
        <text:changed-region xml:id="ct94727089704416" text:id="ct94727089704416">
          <text:insertion>
            <office:change-info>
              <dc:creator>Unknown Author</dc:creator>
              <dc:date>2017-10-26T22:21:30</dc:date>
            </office:change-info>
          </text:insertion>
        </text:changed-region>
        <text:changed-region xml:id="ct94727090233776" text:id="ct94727090233776">
          <text:insertion>
            <office:change-info>
              <dc:creator>Unknown Author</dc:creator>
              <dc:date>2017-10-26T22:19:39</dc:date>
            </office:change-info>
          </text:insertion>
        </text:changed-region>
        <text:changed-region xml:id="ct94727112528000" text:id="ct94727112528000">
          <text:deletion>
            <office:change-info>
              <dc:creator>Unknown Author</dc:creator>
              <dc:date>2017-10-26T22:16:10</dc:date>
            </office:change-info>
            <text:p text:style-name="P7"><text:span text:style-name="T7">a </text:span></text:p>
          </text:deletion>
        </text:changed-region>
        <text:changed-region xml:id="ct94727103711392" text:id="ct94727103711392">
          <text:insertion>
            <office:change-info>
              <dc:creator>Unknown Author</dc:creator>
              <dc:date>2017-10-26T22:17:20</dc:date>
            </office:change-info>
          </text:insertion>
        </text:changed-region>
        <text:changed-region xml:id="ct94727096713296" text:id="ct94727096713296">
          <text:deletion>
            <office:change-info>
              <dc:creator>Unknown Author</dc:creator>
              <dc:date>2017-10-26T22:18:44</dc:date>
            </office:change-info>
            <text:p text:style-name="P7"><text:span text:style-name="T6">, </text:span></text:p>
          </text:deletion>
        </text:changed-region>
        <text:changed-region xml:id="ct94727066717984" text:id="ct94727066717984">
          <text:deletion>
            <office:change-info>
              <dc:creator>Unknown Author</dc:creator>
              <dc:date>2017-10-26T22:19:01</dc:date>
            </office:change-info>
            <text:p text:style-name="P7"><text:span text:style-name="T6">zariadení</text:span></text:p>
          </text:deletion>
        </text:changed-region>
        <text:changed-region xml:id="ct94727080111088" text:id="ct94727080111088">
          <text:insertion>
            <office:change-info>
              <dc:creator>Unknown Author</dc:creator>
              <dc:date>2017-10-26T22:19:03</dc:date>
            </office:change-info>
          </text:insertion>
        </text:changed-region>
        <text:changed-region xml:id="ct94727091519264" text:id="ct94727091519264">
          <text:deletion>
            <office:change-info>
              <dc:creator>Unknown Author</dc:creator>
              <dc:date>2017-10-26T22:18:46</dc:date>
            </office:change-info>
            <text:p text:style-name="P7"><text:span text:style-name="T7">ť</text:span></text:p>
          </text:deletion>
        </text:changed-region>
        <text:changed-region xml:id="ct94727091839088" text:id="ct94727091839088">
          <text:insertion>
            <office:change-info>
              <dc:creator>Unknown Author</dc:creator>
              <dc:date>2017-10-26T22:18:46</dc:date>
            </office:change-info>
          </text:insertion>
        </text:changed-region>
        <text:changed-region xml:id="ct94727074944144" text:id="ct94727074944144">
          <text:insertion>
            <office:change-info>
              <dc:creator>Unknown Author</dc:creator>
              <dc:date>2017-10-25T13:58:32</dc:date>
            </office:change-info>
          </text:insertion>
        </text:changed-region>
        <text:changed-region xml:id="ct94727169879744" text:id="ct94727169879744">
          <text:insertion>
            <office:change-info>
              <dc:creator>Unknown Author</dc:creator>
              <dc:date>2017-10-25T14:02:07</dc:date>
            </office:change-info>
          </text:insertion>
        </text:changed-region>
        <text:changed-region xml:id="ct94727154307616" text:id="ct94727154307616">
          <text:insertion>
            <office:change-info>
              <dc:creator>Unknown Author</dc:creator>
              <dc:date>2017-10-26T22:18:51</dc:date>
            </office:change-info>
          </text:insertion>
        </text:changed-region>
        <text:changed-region xml:id="ct94727169518624" text:id="ct94727169518624">
          <text:deletion>
            <office:change-info>
              <dc:creator>Unknown Author</dc:creator>
              <dc:date>2017-10-26T22:19:53</dc:date>
            </office:change-info>
            <text:p text:style-name="P7"><text:span text:style-name="T7">)</text:span></text:p>
          </text:deletion>
        </text:changed-region>
        <text:changed-region xml:id="ct94727154278704" text:id="ct94727154278704">
          <text:deletion>
            <office:change-info>
              <dc:creator>Unknown Author</dc:creator>
              <dc:date>2017-10-25T14:02:28</dc:date>
            </office:change-info>
            <text:p text:style-name="P8">iť ich</text:p>
          </text:deletion>
        </text:changed-region>
        <text:changed-region xml:id="ct94727154222880" text:id="ct94727154222880">
          <text:insertion>
            <office:change-info>
              <dc:creator>Unknown Author</dc:creator>
              <dc:date>2017-10-25T14:02:29</dc:date>
            </office:change-info>
          </text:insertion>
        </text:changed-region>
        <text:changed-region xml:id="ct94727126497648" text:id="ct94727126497648">
          <text:deletion>
            <office:change-info>
              <dc:creator>Unknown Author</dc:creator>
              <dc:date>2017-10-25T14:02:34</dc:date>
            </office:change-info>
            <text:p text:style-name="P8">ť</text:p>
          </text:deletion>
        </text:changed-region>
        <text:changed-region xml:id="ct94727093043840" text:id="ct94727093043840">
          <text:insertion>
            <office:change-info>
              <dc:creator>Unknown Author</dc:creator>
              <dc:date>2017-10-25T14:02:34</dc:date>
            </office:change-info>
          </text:insertion>
        </text:changed-region>
        <text:changed-region xml:id="ct94727087068688" text:id="ct94727087068688">
          <text:insertion>
            <office:change-info>
              <dc:creator>Unknown Author</dc:creator>
              <dc:date>2017-10-26T22:29:49</dc:date>
            </office:change-info>
          </text:insertion>
        </text:changed-region>
        <text:changed-region xml:id="ct94727168404688" text:id="ct94727168404688">
          <text:deletion>
            <office:change-info>
              <dc:creator>Unknown Author</dc:creator>
              <dc:date>2017-10-26T22:20:35</dc:date>
            </office:change-info>
            <text:p text:style-name="P9">Získané výsledky v</text:p>
          </text:deletion>
        </text:changed-region>
        <text:changed-region xml:id="ct94727169465904" text:id="ct94727169465904">
          <text:insertion>
            <office:change-info>
              <dc:creator>Unknown Author</dc:creator>
              <dc:date>2017-10-26T22:20:37</dc:date>
            </office:change-info>
          </text:insertion>
        </text:changed-region>
        <text:changed-region xml:id="ct94727168928352" text:id="ct94727168928352">
          <text:deletion>
            <office:change-info>
              <dc:creator>Unknown Author</dc:creator>
              <dc:date>2017-10-26T22:20:38</dc:date>
            </office:change-info>
            <text:p text:style-name="P9">iť </text:p>
          </text:deletion>
        </text:changed-region>
        <text:changed-region xml:id="ct94727140182912" text:id="ct94727140182912">
          <text:insertion>
            <office:change-info>
              <dc:creator>Unknown Author</dc:creator>
              <dc:date>2017-10-26T22:20:39</dc:date>
            </office:change-info>
          </text:insertion>
        </text:changed-region>
        <text:changed-region xml:id="ct94727153137488" text:id="ct94727153137488">
          <text:deletion>
            <office:change-info>
              <dc:creator>Unknown Author</dc:creator>
              <dc:date>2017-10-26T22:20:42</dc:date>
            </office:change-info>
            <text:p text:style-name="P9">ovať</text:p>
          </text:deletion>
        </text:changed-region>
        <text:changed-region xml:id="ct94727172529472" text:id="ct94727172529472">
          <text:insertion>
            <office:change-info>
              <dc:creator>Unknown Author</dc:creator>
              <dc:date>2017-10-26T22:20:34</dc:date>
            </office:change-info>
          </text:insertion>
        </text:changed-region>
        <text:changed-region xml:id="ct94727176120608" text:id="ct94727176120608">
          <text:insertion>
            <office:change-info>
              <dc:creator>Unknown Author</dc:creator>
              <dc:date>2017-10-26T22:24:26</dc:date>
            </office:change-info>
          </text:insertion>
        </text:changed-region>
        <text:changed-region xml:id="ct94727154809632" text:id="ct94727154809632">
          <text:insertion>
            <office:change-info>
              <dc:creator>Unknown Author</dc:creator>
              <dc:date>2017-10-26T22:29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0"><text:span text:style-name="Strong_20_Emphasis">Inžinierska práca</text:span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Heading_20_2" text:outline-level="2"><text:change text:change-id="ct94727077119200"/><text:change-start text:change-id="ct94727077120656"/><text:span text:style-name="T1">Sieťové virtualizačné n</text:span><text:change-end text:change-id="ct94727077120656"/><text:change text:change-id="ct94727079264048"/><text:change-start text:change-id="ct94727079267472"/><text:span text:style-name="T2">ástroj</text:span><text:change-end text:change-id="ct94727079267472"/><text:change text:change-id="ct94727079280864"/><text:change-start text:change-id="ct94727080917408"/><text:span text:style-name="T1">e</text:span><text:change-end text:change-id="ct94727080917408"/> <text:change text:change-id="ct94727081349456"/>a ich <text:change text:change-id="ct94727078742688"/><text:change-start text:change-id="ct94727080987552"/><text:span text:style-name="T1">vy</text:span><text:change-end text:change-id="ct94727080987552"/><text:change-start text:change-id="ct94727076534848"/><text:span text:style-name="T2">užitie</text:span><text:change-end text:change-id="ct94727076534848"/> vo vyučovacom procese<text:change-start text:change-id="ct94727076541680"/> <text:span text:style-name="T1">KIS</text:span><text:change-end text:change-id="ct94727076541680"/></text:h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"><text:change text:change-id="ct94727076541968"/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B5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Table_20_Contents"><text:span text:style-name="Strong_20_Emphasis">Určené pre študentov</text:span>      Aplikované sieťové inžinierstvo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Vedúci</text:span></text:p>
          </table:table-cell>
          <table:table-cell table:style-name="Table1.A1" office:value-type="string">
            <text:p text:style-name="Table_20_Contents">doc. Ing. Pavel Segeč, PhD.</text:p>
          </table:table-cell>
          <table:table-cell table:style-name="Table1.A1" office:value-type="string">
            <text:p text:style-name="Table_20_Contents">Katedra informačných sietí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B8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Cieľ</text:span></text:p>
          </table:table-cell>
          <table:table-cell table:style-name="Table1.A1" table:number-columns-spanned="2" office:value-type="string">
            <text:p text:style-name="P2"><text:change-start text:change-id="ct94727096387328"/><text:span text:style-name="T11">Katedra informačných sietí </text:span><text:change-end text:change-id="ct94727096387328"/><text:change-start text:change-id="ct94727081345104"/><text:span text:style-name="T11">v súčasnosti vo viacerých predmetoch poskytuje </text:span><text:change-end text:change-id="ct94727081345104"/><text:change-start text:change-id="ct94727081346960"/><text:span text:style-name="T11">výučbu, zameranú aj na osvojenie praktických zručností zo správy sieťových prvkov. </text:span><text:span text:style-name="T12">Za týmto účelom prevádzkuje </text:span><text:change-end text:change-id="ct94727081346960"/><text:change-start text:change-id="ct94727077579728"/><text:span text:style-name="T12">dve laboratória </text:span><text:span text:style-name="T24">s</text:span><text:span text:style-name="T12">o sieťovými prvkami. Tieto prvky sú stále vhodné na vyučovanie, avšak ich aktualizácia je čím ďalej </text:span><text:change-end text:change-id="ct94727077579728"/><text:change-start text:change-id="ct94727077525888"/><text:span text:style-name="T12">náročnejšia. S nástupom systémov virtuálizácie sa objavujú <text:s/>jednak riešenia výrobcov sieť</text:span><text:span text:style-name="T15">ových</text:span><text:span text:style-name="T12"> prvkov, ktoré sú navrhnuté na beh vo virtualizovanom prostredí, ako aj dostupné riešenia umožňujúce ich využívan</text:span><text:span text:style-name="T15">ie </text:span><text:span text:style-name="T12">a vlastn</text:span><text:span text:style-name="T15">é </text:span><text:span text:style-name="T12">budovanie virtuálnych laboratórií. </text:span><text:change-end text:change-id="ct94727077525888"/><text:change-start text:change-id="ct94727077528544"/><text:span text:style-name="T12">Cieľom práce je analyzovať vyučovanie KIS. </text:span><text:span text:style-name="T25">Následne n</text:span><text:span text:style-name="T12">a základe analýzy vykonať prieskum dostupnosti virtuálnych </text:span><text:span text:style-name="T26">sieťových </text:span><text:span text:style-name="T12">prvkov</text:span><text:change-end text:change-id="ct94727077528544"/><text:change text:change-id="ct94727079658592"/><text:change-start text:change-id="ct94727102450544"/><text:span text:style-name="T12"> </text:span><text:span text:style-name="T25">a </text:span><text:change-end text:change-id="ct94727102450544"/>rôzn<text:change text:change-id="ct94727078036384"/><text:change-start text:change-id="ct94727081039328"/><text:span text:style-name="T12">ych virtualizačných </text:span><text:change-end text:change-id="ct94727081039328"/><text:change text:change-id="ct94727081039616"/><text:change-start text:change-id="ct94727081040768"/><text:span text:style-name="T12">p</text:span><text:change-end text:change-id="ct94727081040768"/>latfor<text:change text:change-id="ct94727077524352"/><text:change-start text:change-id="ct94727088683520"/><text:span text:style-name="T31">ie</text:span><text:change-end text:change-id="ct94727088683520"/><text:change-start text:change-id="ct94727076840448"/><text:span text:style-name="T12">m</text:span><text:change-end text:change-id="ct94727076840448"/> na <text:change text:change-id="ct94727138481456"/><text:change-start text:change-id="ct94727174277696"/><text:span text:style-name="T38">ich virtualizáciu</text:span><text:change-end text:change-id="ct94727174277696"/><text:change-start text:change-id="ct94727090882336"/><text:span text:style-name="T38">. Potom </text:span><text:change-end text:change-id="ct94727090882336"/><text:change-start text:change-id="ct94727090547968"/><text:span text:style-name="T12">vykonať</text:span><text:change-end text:change-id="ct94727090547968"/> <text:change text:change-id="ct94727082694144"/><text:change-start text:change-id="ct94727095273248"/><text:span text:style-name="T12">ich </text:span><text:change-end text:change-id="ct94727095273248"/>vyhodnot<text:change text:change-id="ct94727093340704"/><text:change-start text:change-id="ct94727077255424"/><text:span text:style-name="T12">enie</text:span><text:change-end text:change-id="ct94727077255424"/> <text:change text:change-id="ct94727093957040"/>podľa stanovených kritérií<text:change-start text:change-id="ct94727076748912"/> <text:span text:style-name="T39">a </text:span><text:change-end text:change-id="ct94727076748912"/><text:change-start text:change-id="ct94727090121728"/><text:span text:style-name="T12">vypraco</text:span><text:span text:style-name="T13">v</text:span><text:span text:style-name="T12">ať s</text:span><text:span text:style-name="T13">y</text:span><text:span text:style-name="T12">stém ich nasadenia </text:span><text:span text:style-name="T27">pre vybrané predmety </text:span><text:span text:style-name="T12">podľa potrieb </text:span><text:span text:style-name="T27">katedry</text:span><text:span text:style-name="T12">.</text:span><text:change-end text:change-id="ct94727090121728"/></text:p>
          </table:table-cell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5"><text:change text:change-id="ct94727094367776"/>Úlohy:</text:p>
            <text:list xml:id="list3059872774" text:style-name="L1">
              <text:list-item>
                <text:p text:style-name="P13"><text:change-start text:change-id="ct94727085767200"/>Analýza predmetov zabezpečovaných KIS a ich požiadaviek na sieťové zariadenia a možnosť či vhodnosť využívania <text:span text:style-name="T32">virtuálneho laboratória</text:span> vo vyučovaní. Stanovenie kritérií. </text:p>
              </text:list-item>
              <text:list-item>
                <text:p text:style-name="P15"><text:change-end text:change-id="ct94727085767200"/><text:change text:change-id="ct94727174437008"/><text:change-start text:change-id="ct94727175027616"/><text:span text:style-name="T37">Prieskum</text:span><text:change-end text:change-id="ct94727175027616"/> <text:change-start text:change-id="ct94727091456800"/><text:span text:style-name="T12">a </text:span><text:change-end text:change-id="ct94727091456800"/><text:change-start text:change-id="ct94727096250048"/><text:span text:style-name="T22">popis </text:span><text:change-end text:change-id="ct94727096250048"/>dostupn<text:change text:change-id="ct94727068506912"/><text:change-start text:change-id="ct94727169353840"/><text:span text:style-name="T37">ých </text:span><text:change-end text:change-id="ct94727169353840"/>rieš<text:change text:change-id="ct94727089342240"/><text:change-start text:change-id="ct94727084621968"/><text:span text:style-name="T37">ení </text:span><text:change-end text:change-id="ct94727084621968"/>pre virtuálne sieťové laboratórium<text:change-start text:change-id="ct94727091763472"/> <text:span text:style-name="T23">(</text:span><text:change-end text:change-id="ct94727091763472"/><text:change-start text:change-id="ct94727091107840"/><text:span text:style-name="T16">Cisco VIRL</text:span><text:change-end text:change-id="ct94727091107840"/><text:change-start text:change-id="ct94727080497328"/><text:span text:style-name="T12">, </text:span><text:change-end text:change-id="ct94727080497328"/><text:change-start text:change-id="ct94727091107360"/><text:span text:style-name="T16">EVE</text:span><text:change-end text:change-id="ct94727091107360"/><text:change-start text:change-id="ct94727094401616"/><text:span text:style-name="T13">-ng, GNS3 </text:span><text:span text:style-name="T17">ako </text:span><text:span text:style-name="T16">vzdialený server,</text:span><text:span text:style-name="T13"> </text:span><text:change-end text:change-id="ct94727094401616"/><text:change-start text:change-id="ct94727092422432"/><text:span text:style-name="T18">popr.</text:span><text:change-end text:change-id="ct94727092422432"/><text:change-start text:change-id="ct94727091437856"/><text:span text:style-name="T13"> </text:span><text:span text:style-name="T18">preskúmať ďalšie nástroje</text:span><text:span text:style-name="T23">).</text:span></text:p>
              </text:list-item>
              <text:list-item>
                <text:p text:style-name="P20"><text:span text:style-name="T13">Analýza aktuálneho stavu v oblasti </text:span><text:span text:style-name="T14">riešení </text:span><text:span text:style-name="T13">virtuálnych sieťových prvkov popredných výrobcov, </text:span><text:span text:style-name="T19">vytvorenie </text:span><text:span text:style-name="T12">matic</text:span><text:span text:style-name="T19">e </text:span><text:span text:style-name="T12">kompatibility pre potreby vyučovania </text:span><text:span text:style-name="T14">ako aj vhodnosti pre beh vo virtualizovanom prostredí</text:span><text:span text:style-name="T12"> <text:s/>(</text:span><text:span text:style-name="T19">Cisco v</text:span><text:span text:style-name="T12">IOS</text:span><text:span text:style-name="T19">/</text:span><text:span text:style-name="T12">IOL/CSR/</text:span><text:span text:style-name="T19">ASAv</text:span><text:span text:style-name="T12">, </text:span><text:span text:style-name="T19">J</text:span><text:span text:style-name="T12">un</text:span><text:span text:style-name="T20">i</text:span><text:span text:style-name="T12">per </text:span><text:span text:style-name="T19">vMX</text:span><text:span text:style-name="T12">/</text:span><text:span text:style-name="T19">vSRX,</text:span><text:span text:style-name="T12"> </text:span><text:span text:style-name="T19">M</text:span><text:span text:style-name="T12">ikrotik a pod.).</text:span><text:change-end text:change-id="ct94727091437856"/><text:change-start text:change-id="ct94727085616128"/></text:p>
              </text:list-item>
              <text:list-item>
                <text:p text:style-name="P23"><text:span text:style-name="T14">N</text:span><text:span text:style-name="T2">ávrh možností riešenia virtuálneho laboratória a virtuálnych topológií pre vyučovanie.</text:span></text:p>
              </text:list-item>
              <text:list-item>
                <text:p text:style-name="P21"><text:span text:style-name="T14">Pilotné nasadenie a </text:span><text:change-end text:change-id="ct94727085616128"/><text:change text:change-id="ct94727083454464"/><text:change-start text:change-id="ct94727089653856"/><text:span text:style-name="T14">o</text:span><text:change-end text:change-id="ct94727089653856"/><text:span text:style-name="T7">testova</text:span><text:change text:change-id="ct94727090952288"/><text:change-start text:change-id="ct94727091204096"/><text:span text:style-name="T12">nie vybraných </text:span><text:change-end text:change-id="ct94727091204096"/><text:change text:change-id="ct94727090683680"/><text:change-start text:change-id="ct94727090230592"/><text:span text:style-name="T12">riešení </text:span><text:change-end text:change-id="ct94727090230592"/><text:span text:style-name="T7">podľa stanovených kritérií</text:span><text:change text:change-id="ct94727095024960"/><text:change-start text:change-id="ct94727089704416"/><text:span text:style-name="T7">. V</text:span><text:change-end text:change-id="ct94727089704416"/><text:change-start text:change-id="ct94727090233776"/><text:span text:style-name="T14">yhodnotenie </text:span><text:change-end text:change-id="ct94727090233776"/><text:span text:style-name="T7">kompatibilit</text:span><text:change text:change-id="ct94727112528000"/><text:change-start text:change-id="ct94727103711392"/><text:span text:style-name="T7">y</text:span><text:change-end text:change-id="ct94727103711392"/><text:change text:change-id="ct94727096713296"/><text:change text:change-id="ct94727066717984"/><text:change-start text:change-id="ct94727080111088"/><text:span text:style-name="T6">, </text:span><text:change-end text:change-id="ct94727080111088"/><text:span text:style-name="T7">výkonnos</text:span><text:change text:change-id="ct94727091519264"/><text:change-start text:change-id="ct94727091839088"/><text:span text:style-name="T7">ti</text:span><text:change-end text:change-id="ct94727091839088"/><text:change-start text:change-id="ct94727074944144"/><text:span text:style-name="T7">, </text:span><text:change-end text:change-id="ct94727074944144"/><text:span text:style-name="T7"><text:s/></text:span><text:change-start text:change-id="ct94727169879744"/><text:span text:style-name="T14">stabilit</text:span><text:span text:style-name="T21">y</text:span><text:span text:style-name="T14">, početnos</text:span><text:change-end text:change-id="ct94727169879744"/><text:change-start text:change-id="ct94727154307616"/><text:span text:style-name="T21">ti zariadení </text:span><text:change-end text:change-id="ct94727154307616"/><text:span text:style-name="T7">atď.</text:span><text:change text:change-id="ct94727169518624"/></text:p>
              </text:list-item>
              <text:list-item>
                <text:p text:style-name="P17">Over<text:change text:change-id="ct94727154278704"/><text:change-start text:change-id="ct94727154222880"/><text:span text:style-name="T14">enie</text:span><text:change-end text:change-id="ct94727154222880"/> funkčnos<text:change text:change-id="ct94727126497648"/><text:change-start text:change-id="ct94727093043840"/><text:span text:style-name="T14">ti</text:span><text:change-end text:change-id="ct94727093043840"/> pri vypracovávaní úloh z vybraných predmetov<text:change-start text:change-id="ct94727087068688"/>.<text:change-end text:change-id="ct94727087068688"/></text:p>
              </text:list-item>
              <text:list-item>
                <text:p text:style-name="P24"><text:change text:change-id="ct94727168404688"/><text:change-start text:change-id="ct94727169465904"/><text:span text:style-name="T34">V</text:span><text:change-end text:change-id="ct94727169465904"/>yhodnot<text:change text:change-id="ct94727168928352"/><text:change-start text:change-id="ct94727140182912"/><text:span text:style-name="T34">enie </text:span><text:change-end text:change-id="ct94727140182912"/>a dokument<text:change text:change-id="ct94727153137488"/><text:change-start text:change-id="ct94727172529472"/><text:span text:style-name="T34">ácia z</text:span>ískan<text:span text:style-name="T34">ých </text:span>výsledk<text:change-end text:change-id="ct94727172529472"/><text:change-start text:change-id="ct94727176120608"/><text:span text:style-name="T36">ov</text:span><text:change-end text:change-id="ct94727176120608"/><text:change-start text:change-id="ct94727154809632"/><text:span text:style-name="T36">.</text:span><text:change-end text:change-id="ct94727154809632"/></text:p>
              </text:list-item>
            </text:list>
          </table:table-cell>
          <table:covered-table-cell/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52:53.092392313</meta:creation-date>
    <dc:date>2017-10-26T22:35:46.655404206</dc:date>
    <meta:editing-duration>PT13H36S</meta:editing-duration>
    <meta:editing-cycles>47</meta:editing-cycles>
    <meta:generator>LibreOffice/5.4.2.2.0$Linux_X86_64 LibreOffice_project/40m0$Build-2</meta:generator>
    <meta:document-statistic meta:table-count="1" meta:image-count="0" meta:object-count="0" meta:page-count="2" meta:paragraph-count="18" meta:word-count="263" meta:character-count="2044" meta:non-whitespace-character-count="1793"/>
  </office:meta>
</office:document-meta>
</file>